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style:font-name="Carlito" fo:font-size="20pt" fo:font-weight="bold" officeooo:rsid="0001bbc0" officeooo:paragraph-rsid="0001bbc0" style:font-size-asian="20pt" style:font-weight-asian="bold" style:font-size-complex="20pt" style:font-weight-complex="bold"/>
    </style:style>
    <style:style style:name="P2" style:family="paragraph" style:parent-style-name="Text_20_body">
      <style:text-properties style:font-name="Carlito" officeooo:rsid="0001550e" officeooo:paragraph-rsid="0001550e"/>
    </style:style>
    <style:style style:name="P3" style:family="paragraph" style:parent-style-name="Text_20_body" style:list-style-name="L1">
      <style:text-properties style:font-name="Carlito" officeooo:paragraph-rsid="0001550e"/>
    </style:style>
    <style:style style:name="P4" style:family="paragraph" style:parent-style-name="Text_20_body">
      <style:text-properties style:font-name="Carlito" officeooo:paragraph-rsid="0001550e"/>
    </style:style>
    <style:style style:name="P5" style:family="paragraph" style:parent-style-name="Text_20_body">
      <style:text-properties style:font-name="Carlito" officeooo:rsid="0001bbc0" officeooo:paragraph-rsid="0001bbc0"/>
    </style:style>
    <style:style style:name="P6" style:family="paragraph" style:parent-style-name="Subtitle">
      <style:text-properties style:font-name="Carlito"/>
    </style:style>
    <style:style style:name="P7" style:family="paragraph" style:parent-style-name="Subtitle">
      <style:text-properties style:font-name="Carlito" officeooo:rsid="0001550e" officeooo:paragraph-rsid="0001550e"/>
    </style:style>
    <style:style style:name="P8" style:family="paragraph" style:parent-style-name="Title">
      <style:text-properties style:font-name="Carlito" fo:font-weight="normal" officeooo:rsid="0001550e" officeooo:paragraph-rsid="0001550e" style:font-weight-asian="normal" style:font-weight-complex="normal"/>
    </style:style>
    <style:style style:name="T1" style:family="text">
      <style:text-properties officeooo:rsid="000155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1bbc0"/>
    </style:style>
    <style:style style:name="T5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istema de respaldo</text:p>
      <text:p text:style-name="P2">Se respaldarán:</text:p>
      <text:p text:style-name="P2">El respaldo total hará respaldo de <text:span text:style-name="T2">todo</text:span><text:span text:style-name="T3"> el contenido del sistema.</text:span></text:p>
      <text:p text:style-name="P2"><text:span text:style-name="T3">El respaldo diferencial hará respaldo de:</text:span></text:p>
      <text:list xml:id="list3721225125" text:style-name="L1">
        <text:list-item>
          <text:p text:style-name="P3"><text:span text:style-name="T1">var/informix</text:span></text:p>
        </text:list-item>
        <text:list-item>
          <text:p text:style-name="P3"><text:span text:style-name="T1">home/ (solo en diferencial y total)</text:span></text:p>
        </text:list-item>
        <text:list-item>
          <text:p text:style-name="P3"><text:span text:style-name="T1">var/logs</text:span></text:p>
        </text:list-item>
      </text:list>
      <text:p text:style-name="P4"><text:span text:style-name="T1">El respaldo incremental hará respaldo únicamente de var/informix y var/logs.</text:span></text:p>
      <text:p text:style-name="P6">Ca<text:span text:style-name="T1">lendario de respaldos</text:span></text:p>
      <text:p text:style-name="P2">Se realizará un respaldo total cada 2 semanas. Cada respaldo total será almacenado durante un año. Tras un año, sólo se almacenará uno por cada 3 meses.</text:p>
      <text:p text:style-name="P2">Los respaldos diferenciales se harán cada 3 días (en relación al último total) y serán almacenados durante 6 meses.</text:p>
      <text:p text:style-name="P2">Los respaldos incrementales se harán diariamente (en relación al último diferencial) y serán almacenados hasta realizarse un nuevo respaldo total.</text:p>
      <text:p text:style-name="P2">En la opción premium, todos los respaldos son almacenados en un datacenter indefinidamente.</text:p>
      <text:p text:style-name="P7">Método</text:p>
      <text:p text:style-name="P2">Los respaldos se realizarán <text:span text:style-name="T4">localmente (en una partición de respaldos) </text:span>mediante tar, utilizando compresión lzma2. Una actividad del crontab se ocupará de realizar respaldos totales, diferenciales e incrementales. Además, el shell permitirá visualizar las futuras fechas de respaldos, <text:span text:style-name="T4">y adelantar respaldos totales.</text:span></text:p>
      <text:p text:style-name="P5">En la opción premium, los respaldos se copiarán al datacenter cada semana mediante rsync.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Carlito" officeooo:rsid="0001bbc0" officeooo:paragraph-rsid="0001bbc0"/>
    </style:style>
    <style:style style:name="MP2" style:family="paragraph" style:parent-style-name="Text_20_body">
      <style:text-properties style:text-position="0% 100%" style:font-name="Carlito" fo:font-size="20pt" fo:font-weight="bold" officeooo:rsid="0001bbc0" officeooo:paragraph-rsid="0001bbc0" style:font-size-asian="20pt" style:font-weight-asian="bold" style:font-size-complex="20pt" style:font-weight-complex="bold"/>
    </style:style>
    <style:style style:name="MT1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Bit Software SRL. SA. Co. Inc.</text:p>
        <text:p text:style-name="MP1">Para su producto,</text:p>
        <text:p text:style-name="MP2">S<text:span text:style-name="MT1">i</text:span>GL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8:44:19.829025290</meta:creation-date>
    <dc:date>2019-08-11T19:00:20.857579383</dc:date>
    <meta:editing-duration>PT5M51S</meta:editing-duration>
    <meta:editing-cycles>1</meta:editing-cycles>
    <meta:document-statistic meta:table-count="0" meta:image-count="0" meta:object-count="0" meta:page-count="1" meta:paragraph-count="19" meta:word-count="192" meta:character-count="1262" meta:non-whitespace-character-count="1092"/>
    <meta:generator>LibreOffice/6.2.5.2$Linux_X86_64 LibreOffice_project/20$Build-2</meta:generator>
  </office:meta>
</office:document-meta>
</file>